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Overview</text:span></text:p>
      <text:p text:style-name="P1"><text:span text:style-name="T1">-------------------</text:span></text:p>
      <text:p text:style-name="P1"><text:span text:style-name="T1">A simple application that handles customers booking of rental vehicles and the return of them. It should also be reasonable easy for a business owner to change the UI and the way data is stored.</text:span></text:p>
      <text:p text:style-name="P1"><text:span text:style-name="T1">-------------------</text:span></text:p>
      <text:p text:style-name="P1"><text:span text:style-name="T2"/></text:p>
      <text:p text:style-name="P1"><text:span text:style-name="T3">Implementation</text:span></text:p>
      <text:p text:style-name="P1"><text:span text:style-name="T3">--------------</text:span></text:p>
      <text:p text:style-name="P1"><text:span text:style-name="T3">The project will follow the MVVM-pattern to decouple the View since the business owner might want to change the UI and data storage according to their needs.</text:span></text:p>
      <text:p text:style-name="P1"><text:span text:style-name="T3">--------------</text:span><text:span text:style-name="T4"/></text:p>
      <text:p text:style-name="P1"><text:span text:style-name="T4"/></text:p>
      <text:p text:style-name="P1"><text:span text:style-name="T4"/></text:p>
      <text:p text:style-name="P1"><text:span text:style-name="T5">Criteria for completion</text:span></text:p>
      <text:p text:style-name="P1"><text:span text:style-name="T5">-----------------------</text:span></text:p>
      <text:p text:style-name="P1"><text:span text:style-name="T5">The project should be considered done when a customer can use the application to book a vehicle and also return it.</text:span></text:p>
      <text:p text:style-name="P1"><text:span text:style-name="T5">-----------------------</text:span></text:p>
      <text:p text:style-name="P1"><text:span text:style-name="T6"/></text:p>
      <text:p text:style-name="P1"><text:span text:style-name="T6"/></text:p>
      <text:p text:style-name="P1"><text:span text:style-name="T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